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7a06" officeooo:paragraph-rsid="00157a06"/>
    </style:style>
    <style:style style:name="P2" style:family="paragraph" style:parent-style-name="Standard">
      <style:text-properties officeooo:rsid="0016ad34" officeooo:paragraph-rsid="0016ad34"/>
    </style:style>
    <style:style style:name="P3" style:family="paragraph" style:parent-style-name="Standard">
      <style:text-properties officeooo:rsid="00197a69" officeooo:paragraph-rsid="00197a69"/>
    </style:style>
    <style:style style:name="P4" style:family="paragraph" style:parent-style-name="Standard">
      <style:text-properties officeooo:rsid="001ad40c" officeooo:paragraph-rsid="001ad40c"/>
    </style:style>
    <style:style style:name="P5" style:family="paragraph" style:parent-style-name="Standard">
      <style:text-properties officeooo:rsid="001d3234" officeooo:paragraph-rsid="001d3234"/>
    </style:style>
    <style:style style:name="P6" style:family="paragraph" style:parent-style-name="Standard">
      <style:text-properties officeooo:rsid="001e68ec" officeooo:paragraph-rsid="001e68ec"/>
    </style:style>
    <style:style style:name="P7" style:family="paragraph" style:parent-style-name="Standard">
      <style:text-properties officeooo:rsid="001f3de6" officeooo:paragraph-rsid="001f3de6"/>
    </style:style>
    <style:style style:name="P8" style:family="paragraph" style:parent-style-name="Standard">
      <style:text-properties officeooo:rsid="00204784" officeooo:paragraph-rsid="00204784"/>
    </style:style>
    <style:style style:name="P9" style:family="paragraph" style:parent-style-name="Standard">
      <style:text-properties officeooo:rsid="0020d030" officeooo:paragraph-rsid="0020d030"/>
    </style:style>
    <style:style style:name="T1" style:family="text">
      <style:text-properties officeooo:rsid="001c44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ossibili residency:</text:p>
      <text:p text:style-name="P2"/>
      <text:p text:style-name="P2"><text:a xlink:type="simple" xlink:href="https://www.goethe.de/en/kul/mus/ser/res/1390483.html" text:style-name="Internet_20_link" text:visited-style-name="Visited_20_Internet_20_Link">https://www.goethe.de/en/kul/mus/ser/res/1390483.html</text:a></text:p>
      <text:p text:style-name="P2"><text:a xlink:type="simple" xlink:href="https://www.goethe.de/en/kul/mus/ser/res/1390469.html" text:style-name="Internet_20_link" text:visited-style-name="Visited_20_Internet_20_Link">https://www.goethe.de/en/kul/mus/ser/res/1390469.html</text:a></text:p>
      <text:p text:style-name="P3"><text:a xlink:type="simple" xlink:href="https://www.goethe.de/en/kul/mus/ser/res/1380625.html" text:style-name="Internet_20_link" text:visited-style-name="Visited_20_Internet_20_Link">https://www.goethe.de/en/kul/mus/ser/res/1380625.html</text:a></text:p>
      <text:p text:style-name="P7"><text:a xlink:type="simple" xlink:href="http://www.transartists.org/article/residencies-musicians" text:style-name="Internet_20_link" text:visited-style-name="Visited_20_Internet_20_Link">http://www.transartists.org/article/residencies-musicians</text:a></text:p>
      <text:p text:style-name="P8"><text:a xlink:type="simple" xlink:href="http://www.transartists.org/article/funding-europe" text:style-name="Internet_20_link" text:visited-style-name="Visited_20_Internet_20_Link">http://www.transartists.org/article/funding-europe</text:a></text:p>
      <text:p text:style-name="P9">(Canon Foundation) <text:a xlink:type="simple" xlink:href="http://www.canonfoundation.org/programmes/" text:style-name="Internet_20_link" text:visited-style-name="Visited_20_Internet_20_Link">http://www.canonfoundation.org/programmes/</text:a></text:p>
      <text:p text:style-name="P9"/>
      <text:p text:style-name="P2"/>
      <text:p text:style-name="P2">Devo fare progetti semplici a cazzo, <text:span text:style-name="T1">come ha detto Manfredi, sottolineando la realizzabilità di un progetto fisico da mostrare piuttosto che divagando su troppe idee teorico-filosofiche.</text:span> come:</text:p>
      <text:p text:style-name="P1"/>
      <text:p text:style-name="P1"/>
      <text:p text:style-name="P1"/>
      <text:p text:style-name="P1"/>
      <text:p text:style-name="P1"/>
      <text:p text:style-name="P5">Possibili residencies:</text:p>
      <text:p text:style-name="P5"/>
      <text:p text:style-name="P5"><text:a xlink:type="simple" xlink:href="https://www.goethe.de/en/kul/mus/ser/res/1362151.html" text:style-name="Internet_20_link" text:visited-style-name="Visited_20_Internet_20_Link">https://www.goethe.de/en/kul/mus/ser/res/1362151.html</text:a></text:p>
      <text:p text:style-name="P1"/>
      <text:p text:style-name="P1">Studio per notazione quantificatoria.</text:p>
      <text:p text:style-name="P1">- Applicare dei quantificatori alle articolazioni: prendi di riferimento il modello giapponese, scrittura ideogrammatica con sintassi; problema simbolo, segno; creare un ordine dall'alto al basso; fare si che a ordini differenti corrispondano tecniche differenti.</text:p>
      <text:p text:style-name="P1"/>
      <text:p text:style-name="P1"/>
      <text:p text:style-name="P1"/>
      <text:p text:style-name="P1"/>
      <text:p text:style-name="P1"/>
      <text:p text:style-name="P1"/>
      <text:p text:style-name="P2">Possibili residencies:</text:p>
      <text:p text:style-name="P2"/>
      <text:p text:style-name="P2">(60 minutes piece): <text:a xlink:type="simple" xlink:href="https://www.goethe.de/en/kul/mus/ser/res/8587434.html" text:style-name="Internet_20_link" text:visited-style-name="Visited_20_Internet_20_Link">https://www.goethe.de/en/kul/mus/ser/res/8587434.html</text:a></text:p>
      <text:p text:style-name="P2">(interessante): <text:a xlink:type="simple" xlink:href="https://www.goethe.de/en/kul/mus/ser/res/1390080.html" text:style-name="Internet_20_link" text:visited-style-name="Visited_20_Internet_20_Link">https://www.goethe.de/en/kul/mus/ser/res/1390080.html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Possibili residencies (elettronica):</text:p>
      <text:p text:style-name="P4"/>
      <text:p text:style-name="P4"><text:a xlink:type="simple" xlink:href="https://www.goethe.de/en/kul/mus/ser/res/1390231.html" text:style-name="Internet_20_link" text:visited-style-name="Visited_20_Internet_20_Link">https://www.goethe.de/en/kul/mus/ser/res/1390231.html</text:a></text:p>
      <text:p text:style-name="P6"><text:a xlink:type="simple" xlink:href="https://www.goethe.de/en/kul/mus/ser/res/1381415.html" text:style-name="Internet_20_link" text:visited-style-name="Visited_20_Internet_20_Link">https://www.goethe.de/en/kul/mus/ser/res/1381415.html</text:a></text:p>
      <text:p text:style-name="P4"/>
      <text:p text:style-name="P4">Cadenze musicali</text:p>
      <text:p text:style-name="P4">- Riscrivere il progetto per brano sulle cadenze musicali. Focalizzare I punti di forza ed il valore musicale della ricerca; Nonché I benefici che la musica trarrebbe da questa ricerca. Aggiungere, se possibile, la mimesi performativa per altoparlanti.</text:p>
      <text:p text:style-name="P4"/>
      <text:p text:style-name="P4"><text:soft-page-break/>Mimesi performativa</text:p>
      <text:p text:style-name="P4">- Aggiungere agli altoparlanti dei sistemi di artificial intelligence che implementino degli errori simili a quelli degli strumentisti umani; trasformare una sala acusmatica in una orchestra di altoparlanti; gli stessi suoni da diverse casse presentano ritardi differenti, e micro-modifiche nelle varie dimensioni del discorso musicale. - Riadattare a questo brano il paper che stavo scrivendo per il BEAST FeaST, realizzando una descrizione dell'approccio musicale e del metodo di lavoro così da mandare una pubblicazione a il International Journal of Contemporary Composition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6:10:46.843698233</meta:creation-date>
    <meta:generator>LibreOffice/4.4.6.3$Linux_X86_64 LibreOffice_project/40m0$Build-3</meta:generator>
    <dc:date>2016-02-11T16:35:45.227735355</dc:date>
    <meta:editing-duration>PT24M56S</meta:editing-duration>
    <meta:editing-cycles>13</meta:editing-cycles>
    <meta:document-statistic meta:table-count="0" meta:image-count="0" meta:object-count="0" meta:page-count="2" meta:paragraph-count="22" meta:word-count="214" meta:character-count="2085" meta:non-whitespace-character-count="1893"/>
  </office:meta>
</office:document-meta>
</file>